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rac>
        <mn>1</mn>
        <mrow>
          <mtext>i</mtext>
          <mo stretchy="false">ℏ</mo>
        </mrow>
      </mfrac>
      <mi/>
      <msub>
        <mrow>
          <mo stretchy="false">[</mo>
          <mrow>
            <mover accent="true">
              <mi>A</mi>
              <mo stretchy="false">̂</mo>
            </mover>
            <mi>,</mi>
            <mover accent="true">
              <mi>B</mi>
              <mo stretchy="false">̂</mo>
            </mover>
          </mrow>
          <mo stretchy="false">]</mo>
        </mrow>
        <mrow>
          <mrow>
            <mo stretchy="false">−</mo>
            <mphantom>
              <mstyle>
                <mrow>
                  <mn>.</mn>
                </mrow>
              </mstyle>
            </mphantom>
          </mrow>
        </mrow>
      </msub>
    </mrow>
    <annotation encoding="StarMath 5.0">1 over {"i" hbar} ` [ hat A , hat B ] _{- phantom . 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13:45:13.767000000</meta:creation-date>
    <meta:generator>LibreOffice/4.1.4.2$Windows_x86 LibreOffice_project/0a0440ccc0227ad9829de5f46be37cfb6edcf72</meta:generator>
  </office:meta>
</office:document-meta>
</file>